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4.95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3.7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objectwithoutfill">
      <style:graphic-properties svg:stroke-width="0.152cm" svg:stroke-color="#000000" draw:marker-start-width="0.432cm" draw:marker-end="Arrowheads_20_2" draw:marker-end-width="0.533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000000" draw:marker-start-width="0.432cm" draw:marker-end="Arrowheads_20_3" draw:marker-end-width="0.432cm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0.863cm" fo:min-width="18.55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1" draw:id="id1" draw:layer="layout" svg:width="7.62cm" svg:height="3.81cm" svg:x="11.252cm" svg:y="6.215cm">
          <draw:text-box>
            <text:p text:style-name="P1"><text:span text:style-name="T1">Appropriation</text:span></text:p>
            <text:list text:style-name="L1">
              <text:list-item>
                <text:p text:style-name="P2"><text:span text:style-name="T2">Social-institutional</text:span></text:p>
              </text:list-item>
              <text:list-item>
                <text:p text:style-name="P2"><text:span text:style-name="T2">Group Participant</text:span></text:p>
              </text:list-item>
              <text:list-item>
                <text:p text:style-name="P2"><text:span text:style-name="T2">Participatory GIS</text:span></text:p>
              </text:list-item>
            </text:list>
          </draw:text-box>
        </draw:frame>
        <draw:frame draw:style-name="gr2" draw:text-style-name="P5" draw:layer="layout" svg:width="6.033cm" svg:height="0.953cm" svg:x="1.27cm" svg:y="0.593cm">
          <draw:text-box>
            <text:p text:style-name="P4"><text:span text:style-name="T3">Convening constructs</text:span></text:p>
          </draw:text-box>
        </draw:frame>
        <draw:frame draw:style-name="gr3" draw:text-style-name="P3" xml:id="id4" draw:id="id4" draw:layer="layout" svg:width="7.938cm" svg:height="5.201cm" svg:x="0.317cm" svg:y="1.57cm">
          <draw:text-box>
            <text:p text:style-name="P1"><text:span text:style-name="T1">Social-institutional influence</text:span></text:p>
            <text:list text:style-name="L1">
              <text:list-item>
                <text:p text:style-name="P2"><text:span text:style-name="T2">Power and control</text:span></text:p>
              </text:list-item>
              <text:list-item>
                <text:p text:style-name="P2"><text:span text:style-name="T2">Subject domain</text:span></text:p>
              </text:list-item>
              <text:list-item>
                <text:p text:style-name="P2"><text:span text:style-name="T2">Convenor</text:span></text:p>
              </text:list-item>
              <text:list-item>
                <text:p text:style-name="P2"><text:span text:style-name="T2">Chosen Participants</text:span></text:p>
              </text:list-item>
              <text:list-item>
                <text:p text:style-name="P2"><text:span text:style-name="T2">Rules and norms of participation</text:span></text:p>
              </text:list-item>
            </text:list>
          </draw:text-box>
        </draw:frame>
        <draw:frame draw:style-name="gr3" draw:text-style-name="P3" xml:id="id5" draw:id="id5" draw:layer="layout" svg:width="7.938cm" svg:height="5.201cm" svg:x="0.317cm" svg:y="7.285cm">
          <draw:text-box>
            <text:p text:style-name="P1"><text:span text:style-name="T1">Group participant influence</text:span></text:p>
            <text:list text:style-name="L1">
              <text:list-item>
                <text:p text:style-name="P2"><text:span text:style-name="T2">Participants’ expectations</text:span></text:p>
              </text:list-item>
              <text:list-item>
                <text:p text:style-name="P2"><text:span text:style-name="T2">Participants’ views/ knowledge</text:span></text:p>
              </text:list-item>
              <text:list-item>
                <text:p text:style-name="P2"><text:span text:style-name="T2">Participants’ trust</text:span></text:p>
              </text:list-item>
              <text:list-item>
                <text:p text:style-name="P2"><text:span text:style-name="T2">Participants beliefs</text:span></text:p>
              </text:list-item>
            </text:list>
          </draw:text-box>
        </draw:frame>
        <draw:frame draw:style-name="gr4" draw:text-style-name="P3" xml:id="id6" draw:id="id6" draw:layer="layout" svg:width="7.938cm" svg:height="4.025cm" svg:x="0.317cm" svg:y="12.785cm">
          <draw:text-box>
            <text:p text:style-name="P1"><text:span text:style-name="T1">Participatory GIS Influence</text:span></text:p>
            <text:list text:style-name="L1">
              <text:list-item>
                <text:p text:style-name="P2"><text:span text:style-name="T2">Channel of communications</text:span></text:p>
              </text:list-item>
              <text:list-item>
                <text:p text:style-name="P2"><text:span text:style-name="T2">Geographic information aids</text:span></text:p>
              </text:list-item>
            </text:list>
          </draw:text-box>
        </draw:frame>
        <draw:frame draw:style-name="gr1" draw:text-style-name="P3" xml:id="id2" draw:id="id2" draw:layer="layout" svg:width="7.938cm" svg:height="3.81cm" svg:x="20.43cm" svg:y="6.215cm">
          <draw:text-box>
            <text:p text:style-name="P1"><text:span text:style-name="T1">Group processes</text:span></text:p>
            <text:list text:style-name="L1">
              <text:list-item>
                <text:p text:style-name="P2"><text:span text:style-name="T2">Idea exchanges</text:span></text:p>
              </text:list-item>
              <text:list-item>
                <text:p text:style-name="P2"><text:span text:style-name="T2">Task management</text:span></text:p>
              </text:list-item>
              <text:list-item>
                <text:p text:style-name="P2"><text:span text:style-name="T2">Behavior</text:span></text:p>
              </text:list-item>
            </text:list>
          </draw:text-box>
        </draw:frame>
        <draw:frame draw:style-name="gr1" draw:text-style-name="P3" xml:id="id3" draw:id="id3" draw:layer="layout" svg:width="6.668cm" svg:height="3.81cm" svg:x="16.349cm" svg:y="10.512cm">
          <draw:text-box>
            <text:p text:style-name="P1"><text:span text:style-name="T1">Emergent influence</text:span></text:p>
            <text:list text:style-name="L1">
              <text:list-item>
                <text:p text:style-name="P2"><text:span text:style-name="T2">Social-institutional</text:span></text:p>
              </text:list-item>
              <text:list-item>
                <text:p text:style-name="P2"><text:span text:style-name="T2">Group participation</text:span></text:p>
              </text:list-item>
              <text:list-item>
                <text:p text:style-name="P2"><text:span text:style-name="T2">Participatory GIS</text:span></text:p>
              </text:list-item>
            </text:list>
          </draw:text-box>
        </draw:frame>
        <draw:frame draw:style-name="gr1" draw:text-style-name="P3" xml:id="id7" draw:id="id7" draw:layer="layout" svg:width="6.668cm" svg:height="3.81cm" svg:x="30.984cm" svg:y="3.427cm">
          <draw:text-box>
            <text:p text:style-name="P1"><text:span text:style-name="T1">Task outcomes</text:span></text:p>
            <text:list text:style-name="L1">
              <text:list-item>
                <text:p text:style-name="P2"><text:span text:style-name="T2">Decision outcomes</text:span></text:p>
              </text:list-item>
              <text:list-item>
                <text:p text:style-name="P2"><text:span text:style-name="T2">Outcomes dependence</text:span></text:p>
              </text:list-item>
            </text:list>
          </draw:text-box>
        </draw:frame>
        <draw:frame draw:style-name="gr1" draw:text-style-name="P3" xml:id="id8" draw:id="id8" draw:layer="layout" svg:width="6.668cm" svg:height="3.902cm" svg:x="30.984cm" svg:y="10.32cm">
          <draw:text-box>
            <text:p text:style-name="P1"><text:span text:style-name="T1">Social outcomes</text:span></text:p>
            <text:list text:style-name="L1">
              <text:list-item>
                <text:p text:style-name="P2"><text:span text:style-name="T2">Opportunity for challenge</text:span></text:p>
              </text:list-item>
              <text:list-item>
                <text:p text:style-name="P2"><text:span text:style-name="T2">Participant structuring</text:span></text:p>
              </text:list-item>
              <text:list-item>
                <text:p text:style-name="P2"><text:span text:style-name="T2">Social-institutional structuring</text:span></text:p>
              </text:list-item>
            </text:list>
          </draw:text-box>
        </draw:frame>
        <draw:frame draw:style-name="gr2" draw:text-style-name="P5" draw:layer="layout" svg:width="6.033cm" svg:height="0.953cm" svg:x="16.462cm" svg:y="0.593cm">
          <draw:text-box>
            <text:p text:style-name="P4"><text:span text:style-name="T3">Process constructs</text:span></text:p>
          </draw:text-box>
        </draw:frame>
        <draw:frame draw:style-name="gr2" draw:text-style-name="P5" draw:layer="layout" svg:width="6.033cm" svg:height="0.953cm" svg:x="31.385cm" svg:y="0.593cm">
          <draw:text-box>
            <text:p text:style-name="P4"><text:span text:style-name="T3">Outcome constructs</text:span></text:p>
          </draw:text-box>
        </draw:frame>
        <draw:frame draw:style-name="gr5" draw:text-style-name="P5" draw:layer="layout" svg:width="13.97cm" svg:height="1.505cm" svg:x="12.787cm" svg:y="4.31cm">
          <draw:text-box>
            <text:p text:style-name="P4"><text:span text:style-name="T3">Decision making as social interaction using human-computer-human interaction</text:span></text:p>
          </draw:text-box>
        </draw:frame>
        <draw:connector draw:style-name="gr6" draw:text-style-name="P6" draw:layer="layout" draw:type="line" svg:x1="18.872cm" svg:y1="8.12cm" svg:x2="20.43cm" svg:y2="8.12cm" draw:start-shape="id1" draw:start-glue-point="1" draw:end-shape="id2" draw:end-glue-point="3" svg:d="M18872 8120h1558" svg:viewBox="0 0 1559 1">
          <text:p/>
        </draw:connector>
        <draw:connector draw:style-name="gr7" draw:text-style-name="P4" draw:layer="layout" svg:x1="24.399cm" svg:y1="10.025cm" svg:x2="23.017cm" svg:y2="12.417cm" draw:start-shape="id2" draw:start-glue-point="2" draw:end-shape="id3" draw:end-glue-point="1" svg:d="M24399 10025v2392h-1382" svg:viewBox="0 0 1383 2393">
          <text:p/>
        </draw:connector>
        <draw:connector draw:style-name="gr7" draw:text-style-name="P4" draw:layer="layout" svg:x1="16.349cm" svg:y1="12.417cm" svg:x2="15.062cm" svg:y2="10.025cm" draw:start-shape="id3" draw:start-glue-point="3" draw:end-shape="id1" draw:end-glue-point="2" svg:d="M16349 12417h-1287v-2392" svg:viewBox="0 0 1288 2393">
          <text:p/>
        </draw:connector>
        <draw:custom-shape draw:style-name="gr8" draw:text-style-name="P6" draw:layer="layout" svg:width="19.05cm" svg:height="11.113cm" svg:x="10.2cm" svg:y="3.992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8.255cm" svg:y1="4.17cm" svg:x2="10.142cm" svg:y2="5.855cm" draw:start-shape="id4" draw:start-glue-point="1" svg:d="M8255 4170l1887 1685" svg:viewBox="0 0 1888 1686">
          <text:p/>
        </draw:connector>
        <draw:connector draw:style-name="gr6" draw:text-style-name="P6" draw:layer="layout" draw:type="line" svg:x1="8.255cm" svg:y1="9.885cm" svg:x2="10.113cm" svg:y2="9.883cm" draw:start-shape="id5" draw:start-glue-point="1" svg:d="M8255 9885l1858-2" svg:viewBox="0 0 1859 3">
          <text:p/>
        </draw:connector>
        <draw:connector draw:style-name="gr6" draw:text-style-name="P6" draw:layer="layout" draw:type="line" svg:x1="8.255cm" svg:y1="14.797cm" svg:x2="10.054cm" svg:y2="12.852cm" draw:start-shape="id6" draw:start-glue-point="1" svg:d="M8255 14797l1799-1945" svg:viewBox="0 0 1800 1946">
          <text:p/>
        </draw:connector>
        <draw:connector draw:style-name="gr7" draw:text-style-name="P4" draw:layer="layout" draw:line-skew="0.418cm" svg:x1="30.984cm" svg:y1="5.332cm" svg:x2="29.545cm" svg:y2="7.09cm" draw:start-shape="id7" draw:start-glue-point="3" svg:d="M30984 5332h-552v1758h-887" svg:viewBox="0 0 1440 1759">
          <text:p/>
        </draw:connector>
        <draw:connector draw:style-name="gr7" draw:text-style-name="P4" draw:layer="layout" draw:line-skew="0.543cm" svg:x1="29.516cm" svg:y1="8.825cm" svg:x2="34.318cm" svg:y2="7.237cm" draw:end-shape="id7" draw:end-glue-point="2" svg:d="M29516 8825h4802v-1588" svg:viewBox="0 0 4803 1589">
          <text:p/>
        </draw:connector>
        <draw:connector draw:style-name="gr7" draw:text-style-name="P4" draw:layer="layout" draw:line-skew="-0.18cm" svg:x1="29.48cm" svg:y1="9.46cm" svg:x2="34.318cm" svg:y2="10.32cm" draw:end-shape="id8" draw:end-glue-point="0" svg:d="M29480 9460h4838v860" svg:viewBox="0 0 4839 861">
          <text:p/>
        </draw:connector>
        <draw:connector draw:style-name="gr7" draw:text-style-name="P4" draw:layer="layout" draw:line-skew="0.388cm" svg:x1="30.984cm" svg:y1="12.271cm" svg:x2="29.604cm" svg:y2="10.236cm" draw:start-shape="id8" draw:start-glue-point="3" svg:d="M30984 12271h-552v-2035h-828" svg:viewBox="0 0 1381 20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1T18:30:53.789133641</meta:creation-date>
    <dc:date>2021-06-21T18:59:07.626441852</dc:date>
    <meta:editing-duration>PT6M53S</meta:editing-duration>
    <meta:editing-cycles>1</meta:editing-cycles>
    <meta:document-statistic meta:object-count="23"/>
    <meta:generator>LibreOffice/7.1.3.2$Linux_X86_64 LibreOffice_project/10$Build-2</meta:generator>
  </office:meta>
</office:document-meta>
</file>